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277cm" style:rel-column-width="12633*"/>
    </style:style>
    <style:style style:name="Table2.C" style:family="table-column">
      <style:table-column-properties style:column-width="3.279cm" style:rel-column-width="12640*"/>
    </style:style>
    <style:style style:name="Table2.D" style:family="table-column">
      <style:table-column-properties style:column-width="3.097cm" style:rel-column-width="11940*"/>
    </style:style>
    <style:style style:name="Table2.E" style:family="table-column">
      <style:table-column-properties style:column-width="3.097cm" style:rel-column-width="11942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f58" officeooo:paragraph-rsid="003f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e10" officeooo:paragraph-rsid="00403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112ab" officeooo:paragraph-rsid="000112ab"/>
    </style:style>
    <style:style style:name="P11" style:family="paragraph" style:parent-style-name="Standard">
      <style:text-properties officeooo:rsid="000843a2" officeooo:paragraph-rsid="000843a2"/>
    </style:style>
    <style:style style:name="P12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1a09" officeooo:paragraph-rsid="002f1a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0b9be" officeooo:paragraph-rsid="0030b9b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9430" officeooo:paragraph-rsid="0031943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3a3c2" officeooo:paragraph-rsid="0033a3c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7cb2c" officeooo:paragraph-rsid="0037cb2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9ca6" officeooo:paragraph-rsid="0033ede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fe5af" officeooo:paragraph-rsid="00364ec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fe5af" officeooo:paragraph-rsid="0030b9b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927be" officeooo:paragraph-rsid="003927b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952da" officeooo:paragraph-rsid="003952d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a89e8" officeooo:paragraph-rsid="003a89e8" style:font-weight-asian="normal" style:font-weight-complex="normal"/>
    </style:style>
    <style:style style:name="P27" style:family="paragraph" style:parent-style-name="Standard">
      <style:text-properties style:text-underline-style="none" fo:font-weight="bold" officeooo:rsid="003c30d1" officeooo:paragraph-rsid="003c30d1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3dbb63" officeooo:paragraph-rsid="003dbb63" style:font-weight-asian="bold" style:font-weight-complex="bold"/>
    </style:style>
    <style:style style:name="P29" style:family="paragraph" style:parent-style-name="Standard">
      <style:text-properties officeooo:paragraph-rsid="000ddbc7"/>
    </style:style>
    <style:style style:name="P30" style:family="paragraph" style:parent-style-name="Standard">
      <style:text-properties officeooo:rsid="000ddbc7" officeooo:paragraph-rsid="000ddbc7"/>
    </style:style>
    <style:style style:name="P31" style:family="paragraph" style:parent-style-name="Standard">
      <style:text-properties officeooo:rsid="000ddbc7" officeooo:paragraph-rsid="000f0a5a"/>
    </style:style>
    <style:style style:name="P32" style:family="paragraph" style:parent-style-name="Standard">
      <style:text-properties officeooo:rsid="0004df20" officeooo:paragraph-rsid="0004df20"/>
    </style:style>
    <style:style style:name="P33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4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5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6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7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8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39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0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1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2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3" style:family="paragraph" style:parent-style-name="Standard">
      <style:text-properties officeooo:rsid="00153a88" officeooo:paragraph-rsid="00153a88"/>
    </style:style>
    <style:style style:name="P44" style:family="paragraph" style:parent-style-name="Standard">
      <style:text-properties officeooo:rsid="0016766c" officeooo:paragraph-rsid="0016766c"/>
    </style:style>
    <style:style style:name="P45" style:family="paragraph" style:parent-style-name="Standard">
      <style:text-properties officeooo:rsid="0016766c" officeooo:paragraph-rsid="00169d34"/>
    </style:style>
    <style:style style:name="P46" style:family="paragraph" style:parent-style-name="Standard">
      <style:text-properties officeooo:rsid="0016c2c5" officeooo:paragraph-rsid="0016c2c5"/>
    </style:style>
    <style:style style:name="P47" style:family="paragraph" style:parent-style-name="Standard">
      <style:text-properties officeooo:rsid="001c90eb" officeooo:paragraph-rsid="001c90eb"/>
    </style:style>
    <style:style style:name="P48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49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0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1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2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53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54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55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56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57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58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59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0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1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2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63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64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65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66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67" style:family="paragraph" style:parent-style-name="Standard">
      <style:text-properties officeooo:rsid="00115251" officeooo:paragraph-rsid="00115251"/>
    </style:style>
    <style:style style:name="P68" style:family="paragraph" style:parent-style-name="Standard">
      <style:text-properties officeooo:rsid="0022d88a" officeooo:paragraph-rsid="0022d88a"/>
    </style:style>
    <style:style style:name="P69" style:family="paragraph" style:parent-style-name="Standard">
      <style:text-properties officeooo:rsid="0022d88a" officeooo:paragraph-rsid="002adc88"/>
    </style:style>
    <style:style style:name="P70" style:family="paragraph" style:parent-style-name="Standard">
      <style:text-properties officeooo:rsid="0025c024" officeooo:paragraph-rsid="0025c024"/>
    </style:style>
    <style:style style:name="P71" style:family="paragraph" style:parent-style-name="Standard">
      <style:text-properties officeooo:rsid="00269c7e" officeooo:paragraph-rsid="00269c7e"/>
    </style:style>
    <style:style style:name="P72" style:family="paragraph" style:parent-style-name="Standard">
      <style:text-properties officeooo:rsid="002aa089" officeooo:paragraph-rsid="002aa089"/>
    </style:style>
    <style:style style:name="P73" style:family="paragraph" style:parent-style-name="Standard">
      <style:text-properties style:text-underline-style="solid" style:text-underline-width="auto" style:text-underline-color="font-color" fo:font-weight="bold" officeooo:rsid="0030b9be" officeooo:paragraph-rsid="0030b9be" style:font-weight-asian="bold" style:font-weight-complex="bold"/>
    </style:style>
    <style:style style:name="P74" style:family="paragraph" style:parent-style-name="Standard"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319430" officeooo:paragraph-rsid="00319430" style:font-weight-asian="bold" style:font-weight-complex="bol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32ab00" officeooo:paragraph-rsid="0032ab00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33a3c2" officeooo:paragraph-rsid="0033a3c2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373bda" officeooo:paragraph-rsid="00373bda" style:font-weight-asian="bold" style:font-weight-complex="bold"/>
    </style:style>
    <style:style style:name="P79" style:family="paragraph" style:parent-style-name="Standard">
      <style:text-properties fo:color="#008000" style:font-name="Consolas" fo:font-size="9.5pt" fo:background-color="#ffffff" style:font-size-asian="9.5pt"/>
    </style:style>
    <style:style style:name="P80" style:family="paragraph" style:parent-style-name="Standard">
      <style:text-properties fo:color="#008000" style:font-name="Consolas" fo:font-size="9.5pt" style:text-underline-style="none" fo:font-weight="bold" officeooo:rsid="0033a3c2" officeooo:paragraph-rsid="0033a3c2" fo:background-color="#ffffff" style:font-size-asian="9.5pt" style:font-weight-asian="bold" style:font-weight-complex="bold"/>
    </style:style>
    <style:style style:name="P81" style:family="paragraph" style:parent-style-name="Standard">
      <style:text-properties fo:color="#000000" style:text-underline-style="none" fo:font-weight="normal" officeooo:rsid="003c30d1" officeooo:paragraph-rsid="003c30d1" style:font-weight-asian="normal" style:font-weight-complex="normal"/>
    </style:style>
    <style:style style:name="P82" style:family="paragraph" style:parent-style-name="Standard">
      <style:text-properties fo:color="#000000" style:text-underline-style="none" fo:font-weight="normal" officeooo:rsid="003dbb63" officeooo:paragraph-rsid="003dbb63" style:font-weight-asian="normal" style:font-weight-complex="normal"/>
    </style:style>
    <style:style style:name="P8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8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85" style:family="paragraph" style:parent-style-name="Standard">
      <style:text-properties style:text-underline-style="none" fo:font-weight="normal" officeooo:rsid="003c30d1" officeooo:paragraph-rsid="003dbb63" style:font-weight-asian="normal" style:font-weight-complex="normal"/>
    </style:style>
    <style:style style:name="P86" style:family="paragraph" style:parent-style-name="Standard">
      <style:text-properties fo:color="#000000" style:font-name="Consolas" fo:font-size="9.5pt" style:text-underline-style="none" fo:font-weight="normal" officeooo:rsid="003dbb63" officeooo:paragraph-rsid="003c30d1" fo:background-color="#ffffff" style:font-size-asian="9.5pt" style:font-weight-asian="normal" style:font-weight-complex="normal"/>
    </style:style>
    <style:style style:name="P87" style:family="paragraph" style:parent-style-name="Standard">
      <style:text-properties fo:color="#000000" style:font-name="Consolas" fo:font-size="9.5pt" style:text-underline-style="none" fo:font-weight="normal" officeooo:rsid="003dbb63" officeooo:paragraph-rsid="003dbb63" fo:background-color="#ffffff" style:font-size-asian="9.5pt" style:font-weight-asian="normal" style:font-weight-complex="normal"/>
    </style:style>
    <style:style style:name="P88" style:family="paragraph" style:parent-style-name="Standard">
      <style:text-properties fo:color="#000000" style:font-name="Consolas" fo:font-size="9.5pt" style:text-underline-style="none" fo:font-weight="normal" officeooo:rsid="003927be" officeooo:paragraph-rsid="003927be" fo:background-color="#ffffff" style:font-size-asian="9.5pt" style:font-weight-asian="normal" style:font-weight-complex="normal"/>
    </style:style>
    <style:style style:name="P89" style:family="paragraph" style:parent-style-name="Standard">
      <style:text-properties fo:color="#000000" style:font-name="Consolas" fo:font-size="9.5pt" style:text-underline-style="none" fo:font-weight="normal" officeooo:rsid="003c30d1" officeooo:paragraph-rsid="003dbb63" fo:background-color="#ffffff" style:font-size-asian="9.5pt" style:font-weight-asian="normal" style:font-weight-complex="normal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3c30d1" style:font-weight-asian="normal" style:font-weight-complex="normal"/>
    </style:style>
    <style:style style:name="T12" style:family="text">
      <style:text-properties fo:font-weight="bold" officeooo:rsid="0017a094" style:font-weight-asian="bold" style:font-weight-complex="bold"/>
    </style:style>
    <style:style style:name="T13" style:family="text">
      <style:text-properties fo:font-weight="bold" officeooo:rsid="0025c024" style:font-weight-asian="bold" style:font-weight-complex="bold"/>
    </style:style>
    <style:style style:name="T14" style:family="text">
      <style:text-properties officeooo:rsid="00169d34"/>
    </style:style>
    <style:style style:name="T15" style:family="text">
      <style:text-properties officeooo:rsid="0016c2c5"/>
    </style:style>
    <style:style style:name="T16" style:family="text">
      <style:text-properties officeooo:rsid="0017a094"/>
    </style:style>
    <style:style style:name="T17" style:family="text">
      <style:text-properties officeooo:rsid="001e9f69"/>
    </style:style>
    <style:style style:name="T18" style:family="text">
      <style:text-properties officeooo:rsid="001ecfe8"/>
    </style:style>
    <style:style style:name="T19" style:family="text">
      <style:text-properties officeooo:rsid="002379f7"/>
    </style:style>
    <style:style style:name="T20" style:family="text">
      <style:text-properties officeooo:rsid="002408ee"/>
    </style:style>
    <style:style style:name="T21" style:family="text">
      <style:text-properties officeooo:rsid="0025c024"/>
    </style:style>
    <style:style style:name="T22" style:family="text">
      <style:text-properties officeooo:rsid="002782f7"/>
    </style:style>
    <style:style style:name="T23" style:family="text">
      <style:text-properties officeooo:rsid="002adc88"/>
    </style:style>
    <style:style style:name="T24" style:family="text">
      <style:text-properties officeooo:rsid="002b81fa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fe5af" style:font-weight-asian="normal" style:font-weight-complex="normal"/>
    </style:style>
    <style:style style:name="T27" style:family="text">
      <style:text-properties style:text-underline-style="none" fo:font-weight="normal" officeooo:rsid="00373bda" style:font-weight-asian="normal" style:font-weight-complex="normal"/>
    </style:style>
    <style:style style:name="T28" style:family="text">
      <style:text-properties style:text-underline-style="none" fo:font-weight="normal" officeooo:rsid="0037cb2c" style:font-weight-asian="normal" style:font-weight-complex="normal"/>
    </style:style>
    <style:style style:name="T29" style:family="text">
      <style:text-properties fo:color="#008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30" style:family="text">
      <style:text-properties fo:color="#008000" style:font-name="Consolas" fo:font-size="9.5pt" style:text-underline-style="none" fo:font-weight="normal" officeooo:rsid="00373bda" fo:background-color="#ffffff" loext:char-shading-value="0" style:font-size-asian="9.5pt" style:font-weight-asian="normal" style:font-weight-complex="normal"/>
    </style:style>
    <style:style style:name="T31" style:family="text">
      <style:text-properties fo:color="#000000" style:font-name="Consolas" fo:font-size="9.5pt" fo:background-color="#ffffff" loext:char-shading-value="0" style:font-size-asian="9.5pt"/>
    </style:style>
    <style:style style:name="T32" style:family="text">
      <style:text-properties fo:color="#000000" style:font-name="Consolas" fo:font-size="9.5pt" officeooo:rsid="00373bda" fo:background-color="#ffffff" loext:char-shading-value="0" style:font-size-asian="9.5pt"/>
    </style:style>
    <style:style style:name="T33" style:family="text">
      <style:text-properties fo:color="#000000" style:font-name="Consolas" fo:font-size="9.5pt" officeooo:rsid="0033a3c2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3952da" fo:background-color="#ffffff" loext:char-shading-value="0" style:font-size-asian="9.5pt"/>
    </style:style>
    <style:style style:name="T35" style:family="text">
      <style:text-properties style:font-name="Consolas" fo:font-size="9.5pt" fo:background-color="#ffffff" loext:char-shading-value="0" style:font-size-asian="9.5pt"/>
    </style:style>
    <style:style style:name="T36" style:family="text">
      <style:text-properties style:font-name="Consolas" fo:font-size="9.5pt" officeooo:rsid="003dbb63" fo:background-color="#ffffff" loext:char-shading-value="0" style:font-size-asian="9.5pt"/>
    </style:style>
    <style:style style:name="T37" style:family="text">
      <style:text-properties style:font-name="Consolas" fo:font-size="9.5pt" officeooo:rsid="003c30d1" fo:background-color="#ffffff" loext:char-shading-value="0" style:font-size-asian="9.5pt"/>
    </style:style>
    <style:style style:name="T38" style:family="text">
      <style:text-properties officeooo:rsid="003a89e8"/>
    </style:style>
    <style:style style:name="T39" style:family="text">
      <style:text-properties officeooo:rsid="003f5f58"/>
    </style:style>
    <style:style style:name="T40" style:family="text">
      <style:text-properties officeooo:rsid="0042cc91"/>
    </style:style>
    <style:style style:name="T41" style:family="text">
      <style:text-properties officeooo:rsid="00447c07"/>
    </style:style>
    <style:style style:name="T42" style:family="text">
      <style:text-properties officeooo:rsid="004495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PCB11000_CP2102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5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2"/>
      <text:p text:style-name="P33">Reset control</text:p>
      <text:p text:style-name="P33"/>
      <text:p text:style-name="P35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35"><text:span text:style-name="T8"><text:tab/><text:tab/><text:tab/></text:span><text:span text:style-name="T9">Short keypress: <text:tab/>Change intensity</text:span></text:p>
      <text:p text:style-name="P48"><text:tab/><text:tab/><text:tab/>Long keypress: <text:tab/>Run bootloader</text:p>
      <text:p text:style-name="P49"/>
      <text:p text:style-name="P33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34">Switch<text:span text:style-name="T6"><text:tab/><text:tab/>Post User Prompt:<text:tab/></text:span><text:span text:style-name="T7">Long press:<text:tab/>Run bootloader</text:span></text:p>
      <text:p text:style-name="P51"><text:tab/><text:tab/><text:tab/><text:tab/><text:tab/>Short press:<text:tab/>Same as POR</text:p>
      <text:p text:style-name="P50"/>
      <text:p text:style-name="P36"><text:soft-page-break/>Bootloader</text:p>
      <text:p text:style-name="P43"/>
      <text:p text:style-name="P43">Load hex/text programmer at 0x7000.</text:p>
      <text:p text:style-name="P43">Load hex verification/text reader at bottom of application partition.</text:p>
      <text:p text:style-name="P67"/>
      <text:p text:style-name="P44">At p/r prompt</text:p>
      <text:p text:style-name="P44"><text:tab/>Press p to program hex, then jump to hex verification routine, them restore the p/r prompt</text:p>
      <text:p text:style-name="P44"><text:tab/><text:tab/><text:span text:style-name="T14">Could use wdtout or jump to restore p/r prompt </text:span></text:p>
      <text:p text:style-name="P44"/>
      <text:p text:style-name="P44"><text:tab/>Press t to program text, then jump to text reader, them restore the p/r prompt</text:p>
      <text:p text:style-name="P45"><text:tab/><text:tab/> <text:span text:style-name="T14">Could use wdtout or jump to restore p/r prompt</text:span></text:p>
      <text:p text:style-name="P44"/>
      <text:p text:style-name="P44"><text:tab/>Press r to jump to 0x0000.</text:p>
      <text:p text:style-name="P44"><text:tab/><text:span text:style-name="T14">If 0x0000 contains 0xFFFF jump to default apps.</text:span></text:p>
      <text:p text:style-name="P44"/>
      <text:p text:style-name="P46">Issues</text:p>
      <text:p text:style-name="P46"><text:tab/><text:span text:style-name="T16">Note: pages are erased one at a time just before they are written</text:span></text:p>
      <text:p text:style-name="P46"><text:tab/><text:span text:style-name="T16">Pressing p with erase the first page of the previous application</text:span></text:p>
      <text:p text:style-name="P46"><text:tab/><text:span text:style-name="T16">This should probably be avoided, </text:span><text:span text:style-name="T12">i.e. wait until hex file down load starts.</text:span></text:p>
      <text:p text:style-name="P37"/>
      <text:p text:style-name="P46"><text:span text:style-name="T12"><text:tab/></text:span><text:span text:style-name="T10">Bootloader must be transferred to a Studio application</text:span></text:p>
      <text:p text:style-name="P52"/>
      <text:p text:style-name="P47"><text:span text:style-name="T10">J</text:span><text:span text:style-name="T6">obs</text:span></text:p>
      <text:p text:style-name="P53"/>
      <text:p text:style-name="P53"><text:tab/>Transfer basic bootloader to Studio app.</text:p>
      <text:p text:style-name="P53"><text:tab/>Get reset op working as required.</text:p>
      <text:p text:style-name="P53"><text:tab/>Enhance bootloader to include test and <text:span text:style-name="T17">verification.</text:span></text:p>
      <text:p text:style-name="P53"/>
      <text:p text:style-name="P38">Tests</text:p>
      <text:p text:style-name="P54"/>
      <text:p text:style-name="P54">In the prototype project “Bootloader_test”:</text:p>
      <text:p text:style-name="P54"/>
      <text:p text:style-name="P54"><text:tab/>All resets take program control to location 0x7000.</text:p>
      <text:p text:style-name="P54"><text:tab/>The setup_HW macro initiates the WDT (clearing the WDRF, bit 3 of MCUSR) </text:p>
      <text:p text:style-name="P54"><text:tab/>If the POR flag is set control jumps to location 0x0000 (the User application).</text:p>
      <text:p text:style-name="P54"><text:tab/>If the EXRF is set control continues with the bootloader app. </text:p>
      <text:p text:style-name="P55"/>
      <text:p text:style-name="P39">Project CP2102_bootloader development:</text:p>
      <text:p text:style-name="P56"/>
      <text:p text:style-name="P56">For project CP2102_bootloader:</text:p>
      <text:p text:style-name="P56"><text:tab/><text:span text:style-name="T18">All resets </text:span>must <text:span text:style-name="T18">take program control to location 0x7000.</text:span></text:p>
      <text:p text:style-name="P56"><text:tab/><text:span text:style-name="T18">If the POR flag is set control </text:span>must <text:span text:style-name="T18">jump to location 0x0000 (the User application).</text:span></text:p>
      <text:p text:style-name="P56"><text:tab/></text:p>
      <text:p text:style-name="P61">All resets take control to 0x7000</text:p>
      <text:p text:style-name="P59"/>
      <text:p text:style-name="P62">Post Ext reset:<text:tab/><text:tab/>There is no external reset.</text:p>
      <text:p text:style-name="P59"/>
      <text:p text:style-name="P60">Post WDT<text:tab/>Read <text:span text:style-name="T20">WDT flag:</text:span></text:p>
      <text:p text:style-name="P60"><text:tab/><text:tab/><text:tab/><text:span text:style-name="T20">If set: will </text:span>run bootloader</text:p>
      <text:p text:style-name="P59"><text:tab/><text:tab/><text:tab/><text:span text:style-name="T20">If clear: Jump to 0x0000.</text:span></text:p>
      <text:p text:style-name="P59">Post POR<text:span text:style-name="T13">{</text:span></text:p>
      <text:p text:style-name="P57"><text:tab/><text:span text:style-name="T19">Clear PORF flag (in MCUSR)<text:tab/></text:span></text:p>
      <text:p text:style-name="P57"><text:soft-page-break/><text:tab/>Check SW1</text:p>
      <text:p text:style-name="P58"><text:tab/><text:tab/>If up:<text:tab/><text:span text:style-name="T20">Do nothing</text:span>; </text:p>
      <text:p text:style-name="P57"><text:tab/><text:tab/>If down <text:span text:style-name="T20">set WDT flag. <text:s/>(Will run bootloader.)</text:span></text:p>
      <text:p text:style-name="P57"><text:tab/><text:span text:style-name="T21">Initiate WDTout.</text:span><text:span text:style-name="T13">}</text:span></text:p>
      <text:p text:style-name="P54"><text:tab/><text:tab/></text:p>
      <text:p text:style-name="P70">Continue with bootloader</text:p>
      <text:p text:style-name="P72">At h/t/r prompt if r is pressed clear WDT flag and initiate WDTout</text:p>
      <text:p text:style-name="P71">Clear WDT flag when bootloader completes</text:p>
      <text:p text:style-name="P71">Initiate WDTout.</text:p>
      <text:p text:style-name="P71"/>
      <text:p text:style-name="P71"/>
      <text:p text:style-name="P68"/>
      <text:p text:style-name="P68"/>
      <text:p text:style-name="P68">Use of SW1 during execution of user app.</text:p>
      <text:p text:style-name="P68"><text:tab/>Jump to <text:span text:style-name="T22">pin change</text:span> ISR</text:p>
      <text:p text:style-name="P68"><text:tab/><text:tab/>Start timer</text:p>
      <text:p text:style-name="P68"><text:tab/><text:tab/><text:tab/>If short <text:span text:style-name="T22">set intensity flag.</text:span></text:p>
      <text:p text:style-name="P68"><text:tab/><text:tab/><text:tab/>If long <text:span text:style-name="T22">set WDT flag </text:span></text:p>
      <text:p text:style-name="P69"><text:tab/><text:tab/><text:span text:style-name="T23">Initiate WDTout (to reset 328 or run bootloader)</text:span></text:p>
      <text:p text:style-name="P68"/>
      <text:p text:style-name="P68"/>
      <text:p text:style-name="P40">User App setup_HW macro</text:p>
      <text:p text:style-name="P63"/>
      <text:p text:style-name="P64">Always issues a 1606 reset command and changes intensity if flag is set</text:p>
      <text:p text:style-name="P64">Issues intensity command if flag is set</text:p>
      <text:p text:style-name="P65">Reset both flags</text:p>
      <text:p text:style-name="P64"/>
      <text:p text:style-name="P42">1606 Reset</text:p>
      <text:p text:style-name="P64">POR sets intensity low</text:p>
      <text:p text:style-name="P64">Reset command: <text:s/>Issues a WDTout</text:p>
      <text:p text:style-name="P64">Intensity command is only active at this moment</text:p>
      <text:p text:style-name="P64"/>
      <text:p text:style-name="P64"/>
      <text:p text:style-name="P66">328 EEPROM</text:p>
      <text:p text:style-name="P66"/>
      <text:p text:style-name="P66">0x3FF<text:tab/><text:tab/>cal</text:p>
      <text:p text:style-name="P66">0x3FE<text:tab/><text:tab/>cal</text:p>
      <text:p text:style-name="P66">0x3FD<text:tab/><text:tab/>cal</text:p>
      <text:p text:style-name="P66">0x3FC</text:p>
      <text:p text:style-name="P66"><text:tab/>bit 0<text:tab/>WDT flag<text:tab/><text:tab/><text:tab/><text:span text:style-name="T24">1 for clear and 0 for set</text:span></text:p>
      <text:p text:style-name="P66"><text:tab/>bit 1<text:tab/>Intensity flag</text:p>
      <text:p text:style-name="P41"/>
      <text:p text:style-name="P40"/>
      <text:p text:style-name="P68"/>
      <text:p text:style-name="P68"/>
      <text:p text:style-name="P84">PCB111000_CP2102 Development log</text:p>
      <text:p text:style-name="P16"/>
      <text:p text:style-name="P16"/>
      <text:p text:style-name="P16">Starting point</text:p>
      <text:p text:style-name="P16"/>
      <text:p text:style-name="P74"><text:span text:style-name="T25">UNO driving pcb FP_display_for_UNO_V2<text:tab/><text:tab/></text:span><text:span text:style-name="T26">Everything is fine</text:span></text:p>
      <text:p text:style-name="P75"><text:span text:style-name="T26">L</text:span><text:span text:style-name="T25">oad FPN_UNO_app<text:tab/><text:tab/>Runs at 115200 Baud<text:tab/><text:tab/>OK</text:span></text:p>
      <text:p text:style-name="P18"/>
      <text:p text:style-name="P76"><text:span text:style-name="T25">Replace UNO chip with 328 loaded with Hex/text bootloader </text:span><text:span text:style-name="T26"><text:s/></text:span><text:span text:style-name="T25">(Full hex)</text:span></text:p>
      <text:p text:style-name="P19"/>
      <text:p text:style-name="P77"><text:span text:style-name="T29">Changes introduced </text:span><text:span text:style-name="T30">to FP_display_V2</text:span><text:span text:style-name="T29">: <text:s/></text:span></text:p>
      <text:p text:style-name="P79">Internal clock to 1MHz since user projects are now clocked at 8MHz not 16.</text:p>
      <text:p text:style-name="P79">Brightness settings to 1450 (definite) and 100 (say)</text:p>
      <text:p text:style-name="P79">#define display_tick<text:tab/>4000<text:tab/>to<text:tab/> #define display_tick<text:tab/>2000</text:p>
      <text:p text:style-name="P80">#define F_CPU 2000000UL<text:tab/><text:tab/>to<text:tab/><text:tab/> #define F_CPU 1000000UL</text:p>
      <text:p text:style-name="P19"/>
      <text:p text:style-name="P77"><text:span text:style-name="T25">Press and hold vertical sw at PO</text:span><text:span text:style-name="T27">R</text:span><text:span text:style-name="T25"> to start bootloader</text:span></text:p>
      <text:p text:style-name="P78"><text:span text:style-name="T25">Switch also controls intensity </text:span><text:span text:style-name="T28">but not reset</text:span></text:p>
      <text:p text:style-name="P20">Run Use_projects \Floating_point_numbers All OK</text:p>
      <text:p text:style-name="P21"/>
      <text:p text:style-name="P21"/>
      <text:p text:style-name="P24">Replace <text:span text:style-name="T32">FP_display_V2</text:span><text:span text:style-name="T33">: </text:span><text:span text:style-name="T31">with CP2102_miniOS<text:tab/><text:tab/></text:span><text:span text:style-name="T34">Works OK with UNO template</text:span></text:p>
      <text:p text:style-name="P25">Replace UNO_template_V2 <text:span text:style-name="T38">with CP2102_UPDI_Programmer</text:span></text:p>
      <text:p text:style-name="P25"><text:tab/><text:span text:style-name="T38">Works OK with <text:tab/>FP_numbers</text:span></text:p>
      <text:p text:style-name="P25"><text:tab/><text:tab/><text:tab/><text:tab/><text:span text:style-name="T38">Proj_1A1</text:span></text:p>
      <text:p text:style-name="P26"><text:tab/><text:tab/><text:tab/><text:tab/>Proj_2C1</text:p>
      <text:p text:style-name="P26"/>
      <text:p text:style-name="P26"/>
      <text:p text:style-name="P27">Version control <text:s/><text:span text:style-name="T39">Everything running on the FP_display PCB</text:span></text:p>
      <text:p text:style-name="P27"/>
      <text:p text:style-name="P27"/>
      <text:p text:style-name="P28">Use <text:tab/><text:span text:style-name="T11">Github\PCB111000_CP2102\CP2102_bootloader\Full_hex.h</text:span></text:p>
      <text:p text:style-name="P85"><text:tab/>throughout</text:p>
      <text:p text:style-name="P85"/>
      <text:p text:style-name="P85"/>
      <text:p text:style-name="P81"><text:span text:style-name="T36">P</text:span><text:span text:style-name="T35">ut </text:span><text:span text:style-name="T36">Github_dev\CP2102_UPDI_Programmer\CP2102_UPDI_Programmer.ino.standard</text:span></text:p>
      <text:p text:style-name="P86"><text:tab/>on the 328</text:p>
      <text:p text:style-name="P88"/>
      <text:p text:style-name="P82"><text:span text:style-name="T35">Put </text:span><text:span text:style-name="T37">Github\PCB111000_CP2102\</text:span><text:span text:style-name="T35">CP2102_miniOS</text:span></text:p>
      <text:p text:style-name="P87"><text:tab/>on the 1606</text:p>
      <text:p text:style-name="P87"/>
      <text:p text:style-name="P87"/>
      <text:p text:style-name="P87">Run the three use projects stored under</text:p>
      <text:p text:style-name="P89"><text:tab/>Github\PCB111000_CP2102\User_projects</text:p>
      <text:p text:style-name="P89"/>
      <text:p text:style-name="P8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A1" table:number-columns-spanned="2" office:value-type="string">
            <text:p text:style-name="P6">FP_display pcb</text:p>
          </table:table-cell>
          <table:covered-table-cell/>
          <table:table-cell table:style-name="Table2.D1" table:number-columns-spanned="2" office:value-type="string">
            <text:p text:style-name="P6">PCB11000_CP2102</text:p>
          </table:table-cell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>328</text:p>
          </table:table-cell>
          <table:table-cell table:style-name="Table2.A2" office:value-type="string">
            <text:p text:style-name="P9">1606</text:p>
          </table:table-cell>
          <table:table-cell table:style-name="Table2.A2" office:value-type="string">
            <text:p text:style-name="P9">328</text:p>
          </table:table-cell>
          <table:table-cell table:style-name="Table2.E2" office:value-type="string">
            <text:p text:style-name="P9">1606</text:p>
          </table:table-cell>
        </table:table-row>
        <table:table-row>
          <table:table-cell table:style-name="Table2.A2" office:value-type="string">
            <text:p text:style-name="P7">Boot loader control SW</text:p>
          </table:table-cell>
          <table:table-cell table:style-name="Table2.A2" office:value-type="string">
            <text:p text:style-name="P8">PC3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PC5 <text:s text:c="2"/><text:span text:style-name="T41">OK</text:span></text:p>
          </table:table-cell>
          <table:table-cell table:style-name="Table2.E2" office:value-type="string">
            <text:p text:style-name="P9"><text:span text:style-name="T41">n</text:span>a</text:p>
          </table:table-cell>
        </table:table-row>
        <table:table-row>
          <table:table-cell table:style-name="Table2.A2" office:value-type="string">
            <text:p text:style-name="P7">UART comms</text:p>
          </table:table-cell>
          <table:table-cell table:style-name="Table2.A2" office:value-type="string">
            <text:p text:style-name="P8">PC4</text:p>
          </table:table-cell>
          <table:table-cell table:style-name="Table2.A2" office:value-type="string">
            <text:p text:style-name="P9">PC3</text:p>
          </table:table-cell>
          <table:table-cell table:style-name="Table2.A2" office:value-type="string">
            <text:p text:style-name="P9">PB4 <text:s text:c="3"/><text:span text:style-name="T42">PCINT4</text:span></text:p>
          </table:table-cell>
          <table:table-cell table:style-name="Table2.E2" office:value-type="string">
            <text:p text:style-name="P9">PA2 <text:s text:c="2"/><text:span text:style-name="T40">OK</text:span></text:p>
          </table:table-cell>
        </table:table-row>
        <table:table-row>
          <table:table-cell table:style-name="Table2.A2" office:value-type="string">
            <text:p text:style-name="P7">Programming</text:p>
          </table:table-cell>
          <table:table-cell table:style-name="Table2.A2" office:value-type="string">
            <text:p text:style-name="P8">PB3</text:p>
          </table:table-cell>
          <table:table-cell table:style-name="Table2.A2" office:value-type="string">
            <text:p text:style-name="P9">Reset</text:p>
          </table:table-cell>
          <table:table-cell table:style-name="Table2.A2" office:value-type="string">
            <text:p text:style-name="P9">PB3 <text:s/><text:span text:style-name="T41">OK</text:span></text:p>
          </table:table-cell>
          <table:table-cell table:style-name="Table2.E2" office:value-type="string">
            <text:p text:style-name="P9">Reset <text:s text:c="2"/><text:span text:style-name="T40">OK</text:span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E2" table:number-columns-spanned="2" office:value-type="string">
            <text:p text:style-name="P1"/>
          </table:table-cell>
          <table:covered-table-cell/>
        </table:table-row>
      </table:table>
      <text:p text:style-name="P89"/>
      <text:p text:style-name="P22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3"><text:span text:style-name="T26">C</text:span><text:span text:style-name="T25">ompare UNO template programmer with UPDI programmer:</text:span></text:p>
      <text:p text:style-name="P17"/>
      <text:p text:style-name="P17">OSCCFG fuse</text:p>
      <text:p text:style-name="P17">Template is 0x01<text:tab/><text:tab/><text:tab/><text:tab/>Target will run at 16MHz</text:p>
      <text:p text:style-name="P17">UPDI programmer is 0x7E<text:tab/><text:tab/><text:tab/>Target will run at 20MHz</text:p>
      <text:p text:style-name="P17">Note: Unused bits can be either zero or one</text:p>
      <text:p text:style-name="P83"/>
      <text:p text:style-name="P83"/>
      <text:p text:style-name="P83"/>
      <text:p text:style-name="P83">Bug reports</text:p>
      <text:p text:style-name="P12"/>
      <text:p text:style-name="P12"/>
      <text:p text:style-name="P12"><text:span text:style-name="T3">1<text:tab/></text:span><text:span text:style-name="T4">See subroutine “ send_int_num()”</text:span> in </text:p>
      <text:p text:style-name="P12">UNO_template_V2\Resources_Template_V2\One_wire_transactions</text:p>
      <text:p text:style-name="P12"/>
      <text:p text:style-name="P12">void send_int_num(long num){</text:p>
      <text:p text:style-name="P12">One_wire_Tx_char = 'C'; <text:tab/><text:tab/> </text:p>
      <text:p text:style-name="P12">UART_Tx_1_wire();</text:p>
      <text:p text:style-name="P12">for(int m = 0; m &lt;= 3; m++){</text:p>
      <text:p text:style-name="P12">One_wire_Tx_char = Long_Num_to_UNO &gt;&gt; (8 * (3 - m)); </text:p>
      <text:p text:style-name="P13">UART_Tx_1_wire();}}</text:p>
      <text:p text:style-name="P13"/>
      <text:p text:style-name="P14">This should be</text:p>
      <text:p text:style-name="P13">void send_int_num(long num){</text:p>
      <text:p text:style-name="P13">One_wire_Tx_char = 'C'; </text:p>
      <text:p text:style-name="P13">UART_Tx_1_wire();</text:p>
      <text:p text:style-name="P13">for(int m = 0; m &lt;= 3; m++){</text:p>
      <text:p text:style-name="P13">One_wire_Tx_char = num &gt;&gt; (8 * (3 - m));</text:p>
      <text:p text:style-name="P13">UART_Tx_1_wire();}}<text:tab/><text:tab/><text:tab/><text:tab/></text:p>
      <text:p text:style-name="P13"/>
      <text:p text:style-name="P13"/>
      <text:p text:style-name="P13"/>
      <text:p text:style-name="P13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3"/>
      <text:p text:style-name="P15">See section </text:p>
      <text:p text:style-name="P29">UNO_AVR_ programmer Hard Ware:</text:p>
      <text:p text:style-name="P30">UNO <text:span text:style-name="T3">T</text:span>x pin should be connected to Atmega168 pin 3 (USART TXD) and </text:p>
      <text:p text:style-name="P31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0-16T21:46:36.851000000</dc:date>
    <meta:editing-duration>PT3H41S</meta:editing-duration>
    <meta:editing-cycles>27</meta:editing-cycles>
    <meta:generator>LibreOffice/6.2.8.2$Windows_X86_64 LibreOffice_project/f82ddfca21ebc1e222a662a32b25c0c9d20169ee</meta:generator>
    <meta:document-statistic meta:table-count="2" meta:image-count="0" meta:object-count="0" meta:page-count="9" meta:paragraph-count="231" meta:word-count="857" meta:character-count="5132" meta:non-whitespace-character-count="4367"/>
  </office:meta>
</office:document-meta>
</file>